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6538593440750915342"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74039483824516370"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1035235758767258646"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1846992790956090604"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891203017367154595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32319537802941340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3362945"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1435472181627332940"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2345793623516377464"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7901017977702894765"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126879869157605677"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332267050699469901"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888820610247330455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2446030142821552244"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278541662616267402"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7970041061751700232"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2776415463292754439" text:style-name="L16">
        <text:list-item>
          <text:p text:style-name="P30">Implement deploy mage button DONE</text:p>
        </text:list-item>
      </text:list>
      <text:p text:style-name="P1">Implement Ranger Class</text:p>
      <text:list xml:id="list8112616972929890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2127568830476410585"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861742000211328527" text:style-name="L19">
        <text:list-item>
          <text:p text:style-name="P33">single target damage effect </text:p>
        </text:list-item>
        <text:list-item>
          <text:p text:style-name="P33">aoe damage effect DONE</text:p>
        </text:list-item>
      </text:list>
      <text:p text:style-name="P1">Fix knockdown/standup on defenders DONE</text:p>
      <text:list xml:id="list1902127102567372176"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6587621328938830306"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639944919638369853"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3338564950619584038"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923519490093185193"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4976469361360121552"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757469330793838680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2508628524063862577"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425235665581299510"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4929249524586733568" text:style-name="L29">
        <text:list-item>
          <text:p text:style-name="P43">Clean up UI</text:p>
          <text:list>
            <text:list-item>
              <text:p text:style-name="P43">Replace all text components with tmpro</text:p>
            </text:list-item>
          </text:list>
        </text:list-item>
      </text:list>
      <text:list xml:id="list3695444257549940876"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955076113293788334"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2670950903662730412"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8885005935649929146" text:style-name="L33">
        <text:list-item>
          <text:p text:style-name="P47">Fix level load/tile issues DONE</text:p>
          <text:list>
            <text:list-item>
              <text:p text:style-name="P47">defenders and enemies shouldn't be placed on occupied tiles</text:p>
            </text:list-item>
          </text:list>
        </text:list-item>
      </text:list>
      <text:list xml:id="list3782616638469476701"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165668593331838650"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7082144014192067493"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8673888819810808652"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556057355681611393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64022285198941642"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3336147251435562160"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5887481341467982108"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3358807" text:continue-list="list3336147251435562160"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199443951967693692"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8572098217796158228"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7201783726109537210"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196811325503696396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9132709901389447298"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432402386094519670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7676999578061676663"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8571524627125707726"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8048001307215144181"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342221031374271092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3031291893367498633"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1379666177153038471"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3195139466783351660"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01">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607397601312294185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705709208379061637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88477666745533249"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2138007532158887479"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3354561" text:continue-list="list705709208379061637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5959478163770482167"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4664357586050892098"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8463035140367037096"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8291612932711130721"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934568793057363980"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7018495109866037302"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7095717287379446042"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7253840737958619719"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6501397293007456255"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3407955780016220315"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8087245385243596634"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3276340387723188253"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5380736070635446410"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928495557212509647"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3582300585364974282"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89520216704844041"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8999778347586379847" text:style-name="L75">
        <text:list-item>
          <text:p text:style-name="P81">create a visuals/tiles/background surronding the tiles DONE</text:p>
          <text:list>
            <text:list-item>
              <text:p text:style-name="P81">could use water tiles to make a BG. DONE</text:p>
            </text:list-item>
          </text:list>
        </text:list-item>
      </text:list>
      <text:list xml:id="list4918299226062432821"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3343977680174301153"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6112915935043305928"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498039168774903574"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8109798827190685618"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2090923885143715347"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31184693385543591" text:style-name="L82">
        <text:list-item>
          <text:p text:style-name="P87">Refactor UI canvas scripts (world map, roster, etc) DONE</text:p>
          <text:list>
            <text:list-item>
              <text:p text:style-name="P87">create visual parent objects for the static classes DONE</text:p>
            </text:list-item>
          </text:list>
        </text:list-item>
      </text:list>
      <text:list xml:id="list5579848203643399802" text:style-name="L83">
        <text:list-item>
          <text:p text:style-name="P88">Refactor and update enemy scripts/abilities DONE</text:p>
          <text:p text:style-name="P88"/>
        </text:list-item>
      </text:list>
      <text:p text:style-name="P6">Sprint 32: New traits and passives (completed 15/9/19)</text:p>
      <text:list xml:id="list6897345991369975118"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43481201749422100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7473350841274561724"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8949554019252757296"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542888525321166988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3470426013187723094"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8244726785175430822" text:style-name="L90">
        <text:list-item>
          <text:p text:style-name="P95">New Scripts</text:p>
        </text:list-item>
      </text:list>
      <text:list xml:id="list7447391553216734014"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9078004178158473701"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6157203878947586912"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653402014244444618" text:style-name="L94">
        <text:list-item>
          <text:p text:style-name="P99">Camoflage</text:p>
        </text:list-item>
      </text:list>
      <text:list xml:id="list785224381095502054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7127027294646590418"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546457799120549657" text:style-name="L97">
        <text:list-item>
          <text:p text:style-name="P102"><text:s/>See notes in design notes document</text:p>
        </text:list-item>
      </text:list>
      <text:p text:style-name="P6">Sprint 39: Rework Necromancer enemy (completed 28/10/19)</text:p>
      <text:list xml:id="list5452590580748730948"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698105586873126475"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3362525" text:continue-list="list4918299226062432821"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3337633"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5804132139935646059" text:style-name="L100">
        <text:list-item>
          <text:p text:style-name="P106">review scripts from sci fi game</text:p>
        </text:list-item>
      </text:list>
      <text:p text:style-name="P6">Sprint 43: Reward Screen updates + UI view updates (completed 31/10/19)</text:p>
      <text:list xml:id="list2502136312611356721"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4664448790629924506"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3347035" text:continue-list="list33337633"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364702259416173613"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376863097936667933"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5342111992602717410" text:style-name="L105">
        <text:list-item>
          <text:p text:style-name="P111">Update script/ai logic DONE</text:p>
        </text:list-item>
        <text:list-item>
          <text:p text:style-name="P111">Play test/balance/debug DONE</text:p>
        </text:list-item>
      </text:list>
      <text:list xml:id="list1171468759295324273"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8474483964433240613"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4198709764064303309"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7074502861634053429"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1412495121374752114"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5544668389513255997"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7656779530304586180"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3342926" text:continue-list="list7376863097936667933" text:style-name="L104">
        <text:list-item>
          <text:p text:style-name="P110"><text:soft-page-break/>Rework abilities DONE</text:p>
        </text:list-item>
      </text:list>
      <text:list xml:id="list5517317463123429457"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027956560033073499"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01282404222497563"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391694666689070871"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123584434009248349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3355799"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7706393349788087389"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3181170725043923258"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6443371022881646515"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73161115492503399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3930082231918703636"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6583794646255728457"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405558385231040517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7837322237766840865"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7740197219480909493"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664454925972470888" text:style-name="L127">
        <text:list-item>
          <text:p text:style-name="P133">Skeleton Warrior</text:p>
          <text:list>
            <text:list-item>
              <text:p text:style-name="P133">update code logic for guard ability DONE</text:p>
            </text:list-item>
          </text:list>
        </text:list-item>
      </text:list>
      <text:list xml:id="list9156548109041824131"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4104099962348355129"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7898342084898250902"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2247142233183542298"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911681852220907270"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104371511376392260"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5861008162864315270" text:style-name="L134">
        <text:list-item>
          <text:p text:style-name="P140">when character is killed, their activation isnt instantly destroyed, instead it fades out gradually, or plays some nice visual effect (e.g. burning up) DONE</text:p>
        </text:list-item>
      </text:list>
      <text:list xml:id="list33342895" text:continue-list="list104371511376392260"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4433729264100384239"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5749574767643676179"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6886426771046331882" text:style-name="L137">
        <text:list-item>
          <text:p text:style-name="P143">Movement</text:p>
        </text:list-item>
      </text:list>
      <text:list xml:id="list5230799803441757517" text:style-name="L138">
        <text:list-item>
          <text:p text:style-name="P144">free strike event occurs BEFORE character moves away DONE</text:p>
        </text:list-item>
      </text:list>
      <text:p text:style-name="P2">UI</text:p>
      <text:list xml:id="list3212923705285870669" text:style-name="L139">
        <text:list-item>
          <text:p text:style-name="P145">Status icon panel fades in and out DONE</text:p>
        </text:list-item>
      </text:list>
      <text:list xml:id="list1050978199283491994"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3829261762681458030" text:style-name="L141">
        <text:list-item>
          <text:p text:style-name="P147">text logic also edits ability info panel text fields (just for the starting defender abilities) DONE</text:p>
        </text:list-item>
      </text:list>
      <text:p text:style-name="P2">Play Test</text:p>
      <text:list xml:id="list797811584742545430" text:style-name="L142">
        <text:list-item>
          <text:p text:style-name="P148">Play the game and hunt/squash bugs</text:p>
        </text:list-item>
      </text:list>
      <text:p text:style-name="P2">Controls</text:p>
      <text:list xml:id="list7015229160384114729"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5798286158913084311" text:style-name="L144">
        <text:list-header>
          <text:p text:style-name="P150"/>
        </text:list-header>
      </text:list>
      <text:p text:style-name="P6">Sprint 66: More Mystery Encounters</text:p>
      <text:list xml:id="list2765697055166076729" text:style-name="L145">
        <text:list-item>
          <text:p text:style-name="P151">Add 4 more mystery encounters to the game</text:p>
        </text:list-item>
      </text:list>
      <text:list xml:id="list33337297" text:continue-list="list3930082231918703636"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103977178542945460"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4971418053690852192"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2071358617935156311"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1075032117558317389"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5986559292286530162"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5103813416465934360"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4226053691475411193"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6642987253598218210"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2893994404542191967"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618450275488656839"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8477312709778958702" text:style-name="L156">
        <text:list-item>
          <text:p text:style-name="P253">Enemy ability/passive updates</text:p>
          <text:list>
            <text:list-item>
              <text:p text:style-name="P253">Necromancer </text:p>
            </text:list-item>
          </text:list>
        </text:list-item>
      </text:list>
      <text:list xml:id="list2214346186929378360" text:style-name="L157">
        <text:list-item>
          <text:p text:style-name="P254">Warrior</text:p>
        </text:list-item>
      </text:list>
      <text:p text:style-name="P13"/>
      <text:p text:style-name="P11">Sprint 72: General game changes / experimentation (completed 26/12/19)</text:p>
      <text:list xml:id="list8327664359617615191"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6199720065162937242"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7151440719292471377"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5894143475716001792" text:style-name="L161">
        <text:list-item>
          <text:p text:style-name="P258">Remove artifacts system for now DONE</text:p>
        </text:list-item>
      </text:list>
      <text:list xml:id="list6018428739657215805"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2687084640928867736"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7575689313822565513"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2614633223151419098"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3527596996054162246"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7054153008766587835"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9092165774326459995" text:style-name="L168">
        <text:list-item>
          <text:p text:style-name="P265">Play test map/tile changes and debug DONE</text:p>
        </text:list-item>
      </text:list>
      <text:p text:style-name="P13"/>
      <text:p text:style-name="P11">Sprint 74: Redesign and Brainstorming (completed 8/1/2020)</text:p>
      <text:list xml:id="list6412332509623454669"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8781950711304373413"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3556480882523826283"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7249507536420108458"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8789625063513736593"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299985019914389343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4842268836814924250"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1418708305587041220"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096347343806410370"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1419169850666841172"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5975285961700729015"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4266909631577756955"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3522135880167472626" text:style-name="L181">
        <text:list-item>
          <text:p text:style-name="P164">Cyromancy</text:p>
        </text:list-item>
      </text:list>
      <text:list xml:id="list33339703" text:continue-list="list4266909631577756955"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4446695135511593323"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5068527420774553377"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158707367256443703"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54180111793138391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985495881320749742"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794274861876865336"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3342827"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6258679966182221265"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447141814828403825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302975210002824797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630109207124289407"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289341473101127312"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597480970324943212"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2943677580082075160"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3732848899914484418"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3789507513341398441"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3978887555552166209"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7427727270352391883"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720378286970601373"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2352228723844964212"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6868024565431847922" text:style-name="L201">
        <text:list-item>
          <text:p text:style-name="P271">Components</text:p>
          <text:list>
            <text:list-item>
              <text:p text:style-name="P271">image</text:p>
            </text:list-item>
            <text:list-item>
              <text:p text:style-name="P271">button</text:p>
            </text:list-item>
          </text:list>
        </text:list-item>
      </text:list>
      <text:list xml:id="list4345391735114042952"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7005425044746698233"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3337422210765991251"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1652999301102991542" text:style-name="L205">
        <text:list-item>
          <text:p text:style-name="P275">talentPointsText (TMP)</text:p>
        </text:list-item>
        <text:list-item>
          <text:p text:style-name="P275">talentPoints (int)</text:p>
        </text:list-item>
      </text:list>
      <text:list xml:id="list366042863490097899"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8332867663702123260" text:style-name="L207">
        <text:list-item>
          <text:p text:style-name="P277">the plus button for each class will have the characterData method IncreaseSkillPoint(string className) imbedded into the button component</text:p>
        </text:list-item>
      </text:list>
      <text:list xml:id="list7717555092308493328"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1967841150032252786"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373358156444346278"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6940494447552339152"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5205112186965238030"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3486483302797611623"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 (completed 27/1/2020)</text:p>
      <text:list xml:id="list5770735052028762518"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9033750244456484589"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5292935761931990245"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4443460738994653385" text:style-name="L217">
        <text:list-item>
          <text:p text:style-name="P287">Armor </text:p>
          <text:list>
            <text:list-item>
              <text:p text:style-name="P287">Make a unique set for each preset DONE</text:p>
            </text:list-item>
          </text:list>
        </text:list-item>
      </text:list>
      <text:p text:style-name="P13"/>
      <text:p text:style-name="P12"/>
      <text:p text:style-name="P11">Sprint 79: Main menu Rework / Build your team screen (TEMPORARY SOLUTION) (completed 27/1/2020)</text:p>
      <text:list xml:id="list4452887370182536143"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8318024601963878975"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1564169474378083964" text:style-name="L220">
        <text:list-item>
          <text:p text:style-name="P290">Menu Character Script details</text:p>
          <text:list>
            <text:list-item>
              <text:p text:style-name="P290">button/ipointer enter component so character can be selected</text:p>
            </text:list-item>
            <text:list-item>
              <text:p text:style-name="P290">info panel visual parent</text:p>
            </text:list-item>
            <text:list-item>
              <text:p text:style-name="P290">glow out line to afford mouse over knowledge to player (or make color brighter)</text:p>
            </text:list-item>
            <text:list-item>
              <text:p text:style-name="P290">description text</text:p>
            </text:list-item>
            <text:list-item>
              <text:p text:style-name="P290">attributes text</text:p>
            </text:list-item>
            <text:list-item>
              <text:p text:style-name="P290">left and right buttons for cycling class</text:p>
            </text:list-item>
            <text:list-item>
              <text:p text:style-name="P290">reference to each ability/passive button</text:p>
              <text:list>
                <text:list-item>
                  <text:p text:style-name="P290">each button needs its own script probably, so it can build its info panel from abilityDataSO</text:p>
                </text:list-item>
              </text:list>
            </text:list-item>
          </text:list>
        </text:list-item>
      </text:list>
      <text:list xml:id="list906634287992674245" text:style-name="L221">
        <text:list-item>
          <text:p text:style-name="P291">Character Preset Descriptions</text:p>
          <text:list>
            <text:list-item>
              <text:p text:style-name="P291">Knight</text:p>
              <text:list>
                <text:list-item>
                  <text:p text:style-name="P291">Equipted with a sword and shield, the Knight excel at melee combat, protecting allies and absorbing immense amounts of damage. </text:p>
                </text:list-item>
              </text:list>
            </text:list-item>
            <text:list-item>
              <text:p text:style-name="P291">Barbarian</text:p>
              <text:list>
                <text:list-item>
                  <text:p text:style-name="P291">The Barbarian lives for the thrill of battle. Capable of dealing huge damage to large groups of enemies in melee, they become stronger the longer the battle rages on.</text:p>
                </text:list-item>
              </text:list>
            </text:list-item>
            <text:list-item>
              <text:p text:style-name="P291">Spell Blade</text:p>
              <text:list>
                <text:list-item>
                  <text:p text:style-name="P291">The Spell Blade balances ranged magical attacks with brutal melee attacks. Able to adapt to a variety of tactical situations, Spell Blade's are always dangerous.</text:p>
                </text:list-item>
              </text:list>
            </text:list-item>
            <text:list-item>
              <text:p text:style-name="P291">Mage</text:p>
              <text:list>
                <text:list-item>
                  <text:p text:style-name="P291">The Mage destroys its enemies from afar with the power of fire and frost. Mage's excel at keeping their distance from the fray with a variety of tricks.</text:p>
                </text:list-item>
              </text:list>
            </text:list-item>
            <text:list-item>
              <text:p text:style-name="P291">Shadow Blade</text:p>
              <text:list>
                <text:list-item>
                  <text:p text:style-name="P291">Striking from the shadows, the Shadow Blade is capable of dealing massive damage to a single target in melee combat, before quickly retreating to safety.</text:p>
                </text:list-item>
              </text:list>
            </text:list-item>
            <text:list-item>
              <text:p text:style-name="P291">Rogue</text:p>
              <text:list>
                <text:list-item>
                  <text:p text:style-name="P291">Rogue's love a good scrap. Capable of killing even the mightest foes with a mix of poisons, melee attacks and trickery, Rogue's excel at taking down enemy melee fighters.</text:p>
                </text:list-item>
              </text:list>
            </text:list-item>
            <text:list-item>
              <text:p text:style-name="P291">Priest</text:p>
              <text:list>
                <text:list-item>
                  <text:p text:style-name="P291"><text:soft-page-break/>The Priest balances the power of darkness and light to support its allies and defeat its foes. Capable in almost any role, the Priest is an asset to any party.</text:p>
                </text:list-item>
              </text:list>
            </text:list-item>
            <text:list-item>
              <text:p text:style-name="P291">Monk</text:p>
              <text:list>
                <text:list-item>
                  <text:p text:style-name="P291">Monk's can always be found in the thick of battle, supporting allies and cutting down enemies with a variety of melee attacks and fire spells.</text:p>
                </text:list-item>
              </text:list>
            </text:list-item>
            <text:list-item>
              <text:p text:style-name="P291">Paladin</text:p>
              <text:list>
                <text:list-item>
                  <text:p text:style-name="P291">The Paladin excels at supporting and protect allies, as well as absorbing large amounts of damage. </text:p>
                </text:list-item>
              </text:list>
            </text:list-item>
            <text:list-item>
              <text:p text:style-name="P291">Wayfarer</text:p>
              <text:list>
                <text:list-item>
                  <text:p text:style-name="P291">The Wayfarer balances deadly ranged attacks with a variety team support abilities, making them a highly versatile threat.</text:p>
                </text:list-item>
              </text:list>
            </text:list-item>
            <text:list-item>
              <text:p text:style-name="P291">Marksman</text:p>
              <text:list>
                <text:list-item>
                  <text:p text:style-name="P291">The Marksman tracks it foes and waits patiently for the right moment to devastate enemies with a variety of ranged attacks.</text:p>
                </text:list-item>
              </text:list>
            </text:list-item>
            <text:list-item>
              <text:p text:style-name="P291">Warlock</text:p>
              <text:list>
                <text:list-item>
                  <text:p text:style-name="P291">The Warlock revels in death, capable of crippling enemies from afar with a variety of debuffs, poisons and spell attacks.</text:p>
                </text:list-item>
              </text:list>
            </text:list-item>
          </text:list>
        </text:list-item>
      </text:list>
      <text:list xml:id="list6924950574040228147" text:style-name="L222">
        <text:list-item>
          <text:p text:style-name="P292">create random character preset / views in universal character model</text:p>
        </text:list-item>
        <text:list-item>
          <text:p text:style-name="P292">create logic for starting new game selected characters</text:p>
        </text:list-item>
        <text:list-item>
          <text:p text:style-name="P29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text:p>
      <text:list xml:id="list415667325958869849" text:style-name="L223">
        <text:list-item>
          <text:p text:style-name="P293">finalize every enemies details design wise</text:p>
        </text:list-item>
        <text:list-item>
          <text:p text:style-name="P293">rework old AI logic, add new ai logic</text:p>
        </text:list-item>
        <text:list-item>
          <text:p text:style-name="P293">implement universal model to all enemies</text:p>
        </text:list-item>
        <text:list-item>
          <text:p text:style-name="P293">create new map text files to test ai with</text:p>
        </text:list-item>
        <text:list-item>
          <text:p text:style-name="P293">FIRST IMPLEMENT UCM ON DEFENDERS!! DONE</text:p>
        </text:list-item>
      </text:list>
      <text:list xml:id="list7426173224178594891" text:style-name="L274">
        <text:list-item>
          <text:p text:style-name="P296">updates for each enemy</text:p>
          <text:list>
            <text:list-item>
              <text:p text:style-name="P296">implement universal character model</text:p>
            </text:list-item>
            <text:list-item>
              <text:p text:style-name="P296">update ai logic</text:p>
            </text:list-item>
            <text:list-item>
              <text:p text:style-name="P296"><text:soft-page-break/>update abilities, weapons, stats etc</text:p>
            </text:list-item>
          </text:list>
        </text:list-item>
      </text:list>
      <text:list xml:id="list922600165589364351" text:style-name="L275">
        <text:list-item>
          <text:p text:style-name="P297">Start with</text:p>
          <text:list>
            <text:list-item>
              <text:p text:style-name="P297">volatile zombie</text:p>
            </text:list-item>
            <text:list-item>
              <text:p text:style-name="P297">skeleton gang skellys</text:p>
            </text:list-item>
            <text:list-item>
              <text:p text:style-name="P297">necromancer</text:p>
            </text:list-item>
          </text:list>
        </text:list-item>
      </text:list>
      <text:list xml:id="list4615791122124210627" text:style-name="L277">
        <text:list-item>
          <text:p text:style-name="P299">Rebuild all skellys in UCM</text:p>
        </text:list-item>
      </text:list>
      <text:list xml:id="list1866957194262295606" text:style-name="L276">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33352136" text:continue-list="list7426173224178594891" text:style-name="L274">
        <text:list-item>
          <text:list>
            <text:list-header>
              <text:p text:style-name="P296"/>
            </text:list-header>
          </text:list>
        </text:list-item>
      </text:list>
      <text:p text:style-name="P13"/>
      <text:p text:style-name="P12">Sprint Order</text:p>
      <text:p text:style-name="P13">Sprint ??: Finalize enemy designs, Update enemies, add new enemies</text:p>
      <text:list xml:id="list33365282" text:continue-list="list415667325958869849" text:style-name="L223">
        <text:list-item>
          <text:p text:style-name="P293">finalize every enemies details design wise</text:p>
        </text:list-item>
        <text:list-item>
          <text:p text:style-name="P293">rework old AI logic, add new ai logic</text:p>
        </text:list-item>
        <text:list-item>
          <text:p text:style-name="P293">implement universal model to all enemies</text:p>
        </text:list-item>
      </text:list>
      <text:p text:style-name="P13">Sprint ??: Enemy Info Panels</text:p>
      <text:p text:style-name="P13">Sprint ??: State system updates / overhaul</text:p>
      <text:p text:style-name="P13">Sprint ??: Camp site Updates</text:p>
      <text:p text:style-name="P13">Sprint ??: Treasure room updates</text:p>
      <text:p text:style-name="P13">Sprint ??: Shop encounter updates</text:p>
      <text:p text:style-name="P13">Sprint ??: World map updates</text:p>
      <text:p text:style-name="P13">Sprint ??: Ability Book System / Update shop / update character data abilities page</text:p>
      <text:p text:style-name="P13">Sprint ??: Consumables system/ update shop / update loot rewards</text:p>
      <text:p text:style-name="P13">Sprint ??: Mystery Events / World map updates</text:p>
      <text:p text:style-name="P13">Sprint ??: Main menu Rework / Build your team screen (PERMANENT SOLUTION SOLUTION)</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text:soft-page-break/>Sprint ??: Text logic updates (update how abilities and passive info panels get there data / set the their text properties</text:p>
      <text:p text:style-name="P13"/>
      <text:list xml:id="list1864258545950754973" text:style-name="L224">
        <text:list-item>
          <text:list>
            <text:list-item>
              <text:list>
                <text:list-header>
                  <text:p text:style-name="P294"/>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text:soft-page-break/>Sprint ??: Rework Items/Inventory/Character Inventory View</text:p>
      <text:p text:style-name="P2">Sprint ??: Save progress</text:p>
      <text:p text:style-name="P2"/>
      <text:p text:style-name="P2"/>
      <text:p text:style-name="P5">Sprint ??: Consumables</text:p>
      <text:list xml:id="list4386813323689221798" text:style-name="L225">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3225906366800134299" text:style-name="L226">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9134398606017372420" text:style-name="L227">
        <text:list-item>
          <text:p text:style-name="P227">Redesign game plot and back story</text:p>
          <text:list>
            <text:list-item>
              <text:p text:style-name="P227">What is the mission? The problem? Who is/are the villains?</text:p>
            </text:list-item>
          </text:list>
        </text:list-item>
      </text:list>
      <text:list xml:id="list4824185087493277245" text:style-name="L228">
        <text:list-item>
          <text:p text:style-name="P228"><text:soft-page-break/>Redesign defenders and abilities</text:p>
          <text:list>
            <text:list-item>
              <text:p text:style-name="P228">choose starting 4 gods and abilities</text:p>
            </text:list-item>
          </text:list>
        </text:list-item>
      </text:list>
      <text:list xml:id="list2309316466227233262" text:style-name="L229">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78270855465123477" text:style-name="L230">
        <text:list-item>
          <text:p text:style-name="P179">Implement some more tile types</text:p>
        </text:list-item>
        <text:list-item>
          <text:p text:style-name="P179">Implement Ai logic for taking advantage of different tile types</text:p>
        </text:list-item>
        <text:list-item>
          <text:p text:style-name="P179">Implement randomly generated world/hexagon types DONE</text:p>
        </text:list-item>
      </text:list>
      <text:p text:style-name="P2">Items/Loot</text:p>
      <text:list xml:id="list7838495125830642651" text:style-name="L231">
        <text:list-item>
          <text:p text:style-name="P180">Implement more items</text:p>
        </text:list-item>
        <text:list-item>
          <text:p text:style-name="P180">implement item rarity + drop chance </text:p>
        </text:list-item>
      </text:list>
      <text:p text:style-name="P2">Enemies</text:p>
      <text:list xml:id="list1286571729632713057" text:style-name="L232">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implement stealth/camoflagued + mega stealth/perma stealth/ invisbile</text:p>
            </text:list-item>
          </text:list>
        </text:list-item>
      </text:list>
      <text:p text:style-name="P1"/>
      <text:p text:style-name="P4">Remaining systems (7/22/19)</text:p>
      <text:list xml:id="list6302434212654834673" text:style-name="L233">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text:soft-page-break/>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1816644866861447427" text:style-name="L234">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7123980718224413029" text:style-name="L235">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
      <text:list xml:id="list8850167056331690883" text:style-name="L236">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691758601262280648" text:style-name="L237">
        <text:list-item>
          <text:p text:style-name="P234">the same mystery event cant appear more then once during a run</text:p>
          <text:p text:style-name="P234"/>
        </text:list-item>
      </text:list>
      <text:p text:style-name="P1"/>
      <text:list xml:id="list2605576551748499026" text:style-name="L238">
        <text:list-item>
          <text:p text:style-name="P235">Shop/Village Event</text:p>
          <text:list>
            <text:list-item>
              <text:p text:style-name="P235"><text:soft-page-break/>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2754804550447038248" text:style-name="L239">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854592799866845730" text:style-name="L240">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text:soft-page-break/>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6140172806184306365" text:style-name="L241">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5706643601500304051" text:style-name="L242">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33354096" text:continue-list="list5928495557212509647"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text:soft-page-break/>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7914285538835402740" text:style-name="L243">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health increases make the font green, health loses make the font red</text:p>
                </text:list-item>
              </text:list>
            </text:list-item>
          </text:list>
        </text:list-item>
      </text:list>
      <text:list xml:id="list2863484932923377893" text:style-name="L244">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3665160493535194389" text:style-name="L245">
        <text:list-item>
          <text:p text:style-name="P187">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33356817" text:continue-list="list89520216704844041"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text:soft-page-break/>set left/right/up/down limits</text:p>
                </text:list-item>
              </text:list>
            </text:list-item>
          </text:list>
        </text:list-item>
      </text:list>
      <text:list xml:id="list8935251808756584562" text:style-name="L246">
        <text:list-item>
          <text:p text:style-name="P188">create a visuals/tiles/background surronding the tiles</text:p>
          <text:list>
            <text:list-item>
              <text:p text:style-name="P188">could use water tiles to make a BG.</text:p>
            </text:list-item>
          </text:list>
        </text:list-item>
      </text:list>
      <text:list xml:id="list2255889523024931879" text:style-name="L247">
        <text:list-item>
          <text:p text:style-name="P189">possibly need to implement cinemachine camera system, and rewatch the tutorial from 2d course</text:p>
        </text:list-item>
      </text:list>
      <text:p text:style-name="P2">Characters</text:p>
      <text:list xml:id="list2358443214415665265" text:style-name="L248">
        <text:list-item>
          <text:p text:style-name="P190">Design/Implement two more playable classes</text:p>
        </text:list-item>
      </text:list>
      <text:p text:style-name="P2">Events</text:p>
      <text:list xml:id="list5085185478968652232" text:style-name="L249">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33361523" text:continue-list="list8935251808756584562" text:style-name="L246">
        <text:list-header>
          <text:p text:style-name="P188"/>
          <text:p text:style-name="P188"/>
          <text:p text:style-name="P188">Andrei play test notes</text:p>
        </text:list-header>
      </text:list>
      <text:list xml:id="list5903861831880616902" text:style-name="L250">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5168781551904308209" text:style-name="L251">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Rest Site Event</text:p>
      <text:list xml:id="list2573076729839091732" text:style-name="L252">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text:soft-page-break/>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5620671545510632198" text:style-name="L253">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2392008874868489227" text:style-name="L254">
        <text:list-item>
          <text:p text:style-name="P196">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5055094411953178121" text:style-name="L255">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text:soft-page-break/>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7369463175600312796" text:style-name="L256">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2553509385465015554" text:style-name="L257">
        <text:list-item>
          <text:p text:style-name="P199">Second Wind: Characters below 50% hp start combat with +2 strength and wisdom</text:p>
        </text:list-item>
        <text:list-item>
          <text:p text:style-name="P199">Cannibalistic: Characters heal +5hp at the end of combat</text:p>
        </text:list-item>
      </text:list>
      <text:p text:style-name="P2"/>
      <text:p text:style-name="P2"/>
      <text:p text:style-name="P2">Final Artifacts List</text:p>
      <text:list xml:id="list7231876986613589462" text:style-name="L258">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text:soft-page-break/>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energy DONE</text:p>
                </text:list-item>
                <text:list-item>
                  <text:p text:style-name="P200">mobility DONE</text:p>
                </text:list-item>
              </text:list>
            </text:list-item>
          </text:list>
        </text:list-item>
      </text:list>
      <text:p text:style-name="P2"/>
      <text:list xml:id="list33334912" text:continue-numbering="true" text:style-name="L258">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text:soft-page-break/>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3557358320461256221" text:style-name="L259">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Story Event Code Ideas</text:p>
      <text:p text:style-name="P2">New Scripts</text:p>
      <text:list xml:id="list4341750879427331267" text:style-name="L260">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text:soft-page-break/>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3778216788458112638" text:style-name="L261">
        <text:list-item>
          <text:p text:style-name="P203">StoryEventScreen</text:p>
        </text:list-item>
        <text:list-item>
          <text:p text:style-name="P203">StoryEventButton</text:p>
        </text:list-item>
      </text:list>
      <text:p text:style-name="P2">Basic UI ideas</text:p>
      <text:list xml:id="list9115848681712723662" text:style-name="L262">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2604441494171020835" text:style-name="L263">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text:soft-page-break/>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7366149935938195421" text:style-name="L264">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text:soft-page-break/>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888782419205377772" text:style-name="L265">
        <text:list-item>
          <text:p text:style-name="P241">Design Notes / Sprint Overview</text:p>
        </text:list-item>
      </text:list>
      <text:list xml:id="list2980707678762914964" text:style-name="L266">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ext:soft-page-break/>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1451431856155037288" text:style-name="L267">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5351674823430145291" text:style-name="L268">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1707791904539611191" text:style-name="L269">
        <text:list-item>
          <text:p text:style-name="P210">Create new talent button prefabs</text:p>
        </text:list-item>
        <text:list-item>
          <text:p text:style-name="P210">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1288565478085337289" text:style-name="L270">
        <text:list-item>
          <text:p text:style-name="P211">Find / Create background animations or image for main menu</text:p>
        </text:list-item>
        <text:list-item>
          <text:p text:style-name="P211"><text:soft-page-break/>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4803847234362614811" text:style-name="L271">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8722562966025156588" text:style-name="L272">
        <text:list-item>
          <text:p text:style-name="P213">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
      <text:p text:style-name="P2">Melee ability process</text:p>
      <text:list xml:id="list8336178747525792761" text:style-name="L273">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text:soft-page-break/>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8T13:13:40.95</dc:date>
    <dc:creator>will black</dc:creator>
    <meta:editing-duration>P36DT14H44M16S</meta:editing-duration>
    <meta:editing-cycles>977</meta:editing-cycles>
    <meta:generator>OpenOffice/4.1.6$Win32 OpenOffice.org_project/416m1$Build-9790</meta:generator>
    <meta:document-statistic meta:table-count="0" meta:image-count="0" meta:object-count="0" meta:page-count="81" meta:paragraph-count="2114" meta:word-count="15956" meta:character-count="90612"/>
  </office:meta>
</office:document-meta>
</file>